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</style:style>
    <style:style style:name="P2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officeooo:paragraph-rsid="0017c0df"/>
    </style:style>
    <style:style style:name="P3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officeooo:rsid="0017c0df" officeooo:paragraph-rsid="0017c0df"/>
    </style:style>
    <style:style style:name="P4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fo:font-weight="bold" officeooo:rsid="0017c0df" officeooo:paragraph-rsid="0017c0df" style:font-weight-asian="bold" style:font-weight-complex="bold"/>
    </style:style>
    <style:style style:name="P5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officeooo:rsid="0017fec6" officeooo:paragraph-rsid="0017fec6"/>
    </style:style>
    <style:style style:name="P6" style:family="paragraph" style:parent-style-name="Standard" style:master-page-name="">
      <style:paragraph-properties fo:margin-top="0in" fo:margin-bottom="0.4335in" loext:contextual-spacing="false"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weight="bold" officeooo:paragraph-rsid="0017c0df" style:font-weight-asian="bold" style:font-weight-complex="bold"/>
    </style:style>
    <style:style style:name="P9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weight="bold" officeooo:rsid="0017c0df" officeooo:paragraph-rsid="0017c0df" style:font-weight-asian="bold" style:font-weight-complex="bold"/>
    </style:style>
    <style:style style:name="P10" style:family="paragraph" style:parent-style-name="Standard">
      <style:paragraph-properties fo:margin-left="1.6465in" fo:margin-right="0in" fo:margin-top="0.0783in" fo:margin-bottom="0in" loext:contextual-spacing="false" fo:text-align="justify" style:justify-single-word="false" fo:text-indent="-1.6362in" style:auto-text-indent="false">
        <style:tab-stops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3.4366in" fo:margin-right="0in" fo:margin-top="0.0783in" fo:margin-bottom="0in" loext:contextual-spacing="false" fo:text-align="justify" style:justify-single-word="false" fo:text-indent="0in" style:auto-text-indent="false" style:page-number="auto" fo:background-color="transparent">
        <style:tab-stops/>
      </style:paragraph-properties>
      <style:text-properties officeooo:rsid="0017fec6" officeooo:paragraph-rsid="0017fec6"/>
    </style:style>
    <style:style style:name="P12" style:family="paragraph" style:parent-style-name="Standard">
      <loext:graphic-properties draw:fill="none"/>
      <style:paragraph-properties fo:margin-left="3.4366in" fo:margin-right="0in" fo:margin-top="0.0783in" fo:margin-bottom="0in" loext:contextual-spacing="false" fo:text-align="justify" style:justify-single-word="false" fo:text-indent="0in" style:auto-text-indent="false" fo:background-color="transparent">
        <style:tab-stops/>
      </style:paragraph-properties>
      <style:text-properties officeooo:rsid="0017fec6" officeooo:paragraph-rsid="0017fec6"/>
    </style:style>
    <style:style style:name="P13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officeooo:rsid="0017c0df" officeooo:paragraph-rsid="0017c0df"/>
    </style:style>
    <style:style style:name="P14" style:family="paragraph" style:parent-style-name="Standard">
      <style:paragraph-properties fo:margin-left="0.5555in" fo:margin-right="0in" fo:margin-top="0.0783in" fo:margin-bottom="0in" loext:contextual-spacing="false" fo:text-align="justify" style:justify-single-word="false" fo:text-indent="-0.0102in" style:auto-text-indent="false">
        <style:tab-stops/>
      </style:paragraph-properties>
      <style:text-properties officeooo:rsid="0019de98" officeooo:paragraph-rsid="0019de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DE</text:p>
      <text:p text:style-name="P9">Display Manager</text:p>
      <text:p text:style-name="P2">„<text:span text:style-name="T2">Login Manager”. Starts display Server, Loads Linux Desktop, Controls user session Manages user authentication</text:span></text:p>
      <text:p text:style-name="P3">KDM, sddm, lightdm, lxdm, GDM</text:p>
      <text:p text:style-name="P4">/etc/X11/X11/default-display-manager</text:p>
      <text:p text:style-name="P5">Restart Display Manager (sddm): </text:p>
      <text:p text:style-name="P11">sudo restart sddm </text:p>
      <text:p text:style-name="P12">sudo systemctl restart sddm.service</text:p>
      <text:p text:style-name="P7"/>
      <text:p text:style-name="P9">Desktop Environment – Graphical shell - session</text:p>
      <text:p text:style-name="P3">Plasma (KDE), Gnome (Ubuntu), Cinamon, Mate, LXQt, Xfce, Bodgie, Pantheon</text:p>
      <text:p text:style-name="P3"/>
      <text:p text:style-name="P3">env | grep DESKTOP_SESSION=<text:tab/>#shows the actual session</text:p>
      <text:p text:style-name="P3"><text:span text:style-name="T1">/usr/share/xsessions</text:span><text:tab/><text:tab/><text:tab/>#list of the existing session</text:p>
      <text:p text:style-name="P3"/>
      <text:p text:style-name="P14">Alt-F2 → kwin --replace<text:tab/><text:tab/><text:tab/>#reloads KDE compositors</text:p>
      <text:p text:style-name="P14"/>
      <text:p text:style-name="P14">killall plasmashell<text:tab/><text:tab/><text:tab/><text:tab/>#reloads KDE compositors</text:p>
      <text:p text:style-name="P14">kstart plasmashell<text:tab/><text:tab/></text:p>
      <text:p text:style-name="P8"/>
      <text:p text:style-name="P7"/>
      <text:p text:style-name="P7">Desktop</text:p>
      <text:p text:style-name="P1"><text:tab/>Minden felhasználó Desktop-ján megjelennek a saját [home]/Desktop könyvtárán felsorolt elemeken kívül a /<text:span text:style-name="T1">usr/share/apps/kdesktop/Desktop</text:span> könyvtárban szereplő elemek. Ha ezek megfelelő jogosultsággal rendelkeznek, akkor a felhasználó nem törölheti őket. </text:p>
      <text:p text:style-name="P1">A <text:span text:style-name="T1">/usr/share/apps/kdesktop/DesktopLinks</text:span> könyvtárban szereplő desktop elemek az új felhasználók desktop-ján alapértelmezésként jelennek meg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hu" fo:country="HU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creation-date>2007-09-17T16:01:11</meta:creation-date>
    <dc:date>2017-03-25T16:28:57.552768016</dc:date>
    <dc:language>hu-HU</dc:language>
    <meta:editing-cycles>123</meta:editing-cycles>
    <meta:editing-duration>P1DT19H47M22S</meta:editing-duration>
    <meta:document-statistic meta:table-count="0" meta:image-count="0" meta:object-count="0" meta:page-count="1" meta:paragraph-count="18" meta:word-count="120" meta:character-count="1020" meta:non-whitespace-character-count="905"/>
    <meta:user-defined meta:name="Info 1"/>
    <meta:user-defined meta:name="Info 2"/>
    <meta:user-defined meta:name="Info 3"/>
    <meta:user-defined meta:name="Info 4"/>
  </office:meta>
</office:document-meta>
</file>